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7b15" officeooo:paragraph-rsid="00e27b15"/>
    </style:style>
    <style:style style:name="P82" style:family="paragraph" style:parent-style-name="Standard">
      <style:text-properties officeooo:rsid="00e2fe42" officeooo:paragraph-rsid="00e2fe42"/>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2">Also Jesus was said to be crucified with a thorn hat. Maybe the hat was one big thorn – i.e. a bishop hat.</text:p>
      <text:p text:style-name="P82">This could cause Jesus to be half elevated to the “Sky platform” at 7.5 KM above the Earth of the basic level of it.</text:p>
      <text:p text:style-name="P82">After that, he continued to rise up, further powered by their power towers, and reached outer space (“Father, why have you abandoned me”, where the Father lives on the Sky platform).</text:p>
      <text:p text:style-name="P82">He then died in space, becoming a Buddha.</text:p>
      <text:p text:style-name="P82">1. Jesus → no eternal dissapearance</text:p>
      <text:p text:style-name="P82">2. Buddha → no eternal damnation</text:p>
      <text:p text:style-name="P82">3. The soviet dog → no massive war buildup, no mass repressions by government</text:p>
      <text:p text:style-name="P82"/>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12:21:41.874425186</dc:date>
    <meta:editing-duration>PT11H24M56S</meta:editing-duration>
    <meta:editing-cycles>157</meta:editing-cycles>
    <meta:generator>LibreOffice/7.3.7.2$Linux_X86_64 LibreOffice_project/30$Build-2</meta:generator>
    <meta:document-statistic meta:table-count="0" meta:image-count="0" meta:object-count="51" meta:page-count="9" meta:paragraph-count="245" meta:word-count="3966" meta:character-count="22772" meta:non-whitespace-character-count="18993"/>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